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ldman" svg:font-family="Gold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Goldman" fo:font-size="21pt" officeooo:rsid="000c171b" officeooo:paragraph-rsid="000c171b" style:font-size-asian="18.3500003814697pt" style:font-size-complex="21pt"/>
    </style:style>
    <style:style style:name="P2" style:family="paragraph" style:parent-style-name="Standard">
      <style:text-properties style:font-name="Goldman" fo:font-size="21pt" officeooo:rsid="000de00a" officeooo:paragraph-rsid="000de00a" style:font-size-asian="18.3500003814697pt" style:font-size-complex="21pt"/>
    </style:style>
    <style:style style:name="P3" style:family="paragraph" style:parent-style-name="Standard">
      <style:text-properties style:font-name="Goldman" fo:font-size="21pt" officeooo:rsid="000f3152" officeooo:paragraph-rsid="000f3152" style:font-size-asian="18.3500003814697pt" style:font-size-complex="21pt"/>
    </style:style>
    <style:style style:name="P4" style:family="paragraph" style:parent-style-name="Standard">
      <style:text-properties style:font-name="Goldman" fo:font-size="21pt" fo:font-style="normal" fo:font-weight="normal" officeooo:rsid="000f3152" officeooo:paragraph-rsid="000f3152" style:font-size-asian="18.3500003814697pt" style:font-style-asian="normal" style:font-weight-asian="normal" style:font-size-complex="21pt" style:font-style-complex="normal" style:font-weight-complex="normal"/>
    </style:style>
    <style:style style:name="T1" style:family="text">
      <style:text-properties officeooo:rsid="000f3152"/>
    </style:style>
    <style:style style:name="T2" style:family="text">
      <style:text-properties fo:font-style="italic" officeooo:rsid="000f3152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f3152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– On clone la branche avec git clone –branch [nom branche] [lien du repo en HTTPS] (commande git)</text:p>
      <text:p text:style-name="P1"/>
      <text:p text:style-name="P1">2 – on utilise la commande wget <text:a xlink:type="simple" xlink:href="https://wordpress.org/latest.zip" text:style-name="Internet_20_link" text:visited-style-name="Visited_20_Internet_20_Link">https://wordpress.org/latest.zip</text:a></text:p>
      <text:p text:style-name="P1">pour récupérer l’archive des sources wordpress (commande linux)</text:p>
      <text:p text:style-name="P1">puis on installe zip avec la commande sudo apt-get install zip (linux) et on dézippe l’archive avec sudo unzip latest.zip (linux).</text:p>
      <text:p text:style-name="P1"/>
      <text:p text:style-name="P1">Puis on passe à la partie où on envoie les fichiers sur le repo</text:p>
      <text:p text:style-name="P1">On commence avec git add [nom fichier] pour tous les fichiers non indexés (commande git)</text:p>
      <text:p text:style-name="P1">puis on effectue un commit (git) pour enregistrer les fichiers</text:p>
      <text:p text:style-name="P1">et on termine par un push (git) pour envoyer les fichiers sur github.</text:p>
      <text:p text:style-name="P1"/>
      <text:p text:style-name="P2">3 – on se connecte à l’adresse de la VM sur un navigateur (ici 192.168.222.129). <text:span text:style-name="T1">Ensuite on modifie le fichier 000-default.conf pour donner le chemin d’accès du wordpress</text:span></text:p>
      <text:p text:style-name="P2"/>
      <text:p text:style-name="P2"><text:soft-page-break/>→ <text:span text:style-name="T1">DocumentRoot /var/</text:span><text:span text:style-name="T4">www/Eclipse/CS2I-B2023/Eclipse_WS</text:span></text:p>
      <text:p text:style-name="P2"><text:span text:style-name="T4"/></text:p>
      <text:p text:style-name="P3"><text:span text:style-name="T4"/></text:p>
      <text:p text:style-name="P4">(Suite à de nombreux et longs blocages, je n’ai pu aller plus loin.)</text:p>
      <text:p text:style-name="P2"><text:span text:style-name="T4"/></text:p>
      <text:p text:style-name="P2"><text:span text:style-name="T4"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ldman" svg:font-family="Gold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4T14:19:21.650000000</meta:creation-date>
    <dc:date>2023-02-14T16:58:15.036000000</dc:date>
    <meta:editing-duration>PT7M58S</meta:editing-duration>
    <meta:editing-cycles>1</meta:editing-cycles>
    <meta:document-statistic meta:table-count="0" meta:image-count="0" meta:object-count="0" meta:page-count="2" meta:paragraph-count="11" meta:word-count="149" meta:character-count="929" meta:non-whitespace-character-count="788"/>
    <meta:generator>LibreOffice/7.3.3.2$Windows_X86_64 LibreOffice_project/d1d0ea68f081ee2800a922cac8f79445e4603348</meta:generator>
  </office:meta>
</office:document-meta>
</file>